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b8a9" officeooo:paragraph-rsid="0016b8a9"/>
    </style:style>
    <style:style style:name="P2" style:family="paragraph" style:parent-style-name="Standard" style:list-style-name="L1">
      <style:text-properties officeooo:rsid="0016b8a9" officeooo:paragraph-rsid="0016b8a9"/>
    </style:style>
    <style:style style:name="P3" style:family="paragraph" style:parent-style-name="Standard" style:list-style-name="L1">
      <style:text-properties officeooo:rsid="0017c3d0" officeooo:paragraph-rsid="0017c3d0"/>
    </style:style>
    <style:style style:name="P4" style:family="paragraph" style:parent-style-name="Standard" style:list-style-name="L1">
      <style:text-properties officeooo:rsid="0017f242" officeooo:paragraph-rsid="0017f2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skell uses lexical scoping</text:p>
      <text:p text:style-name="P1"/>
      <text:p text:style-name="P1">Functions are first class values (variables may be assigned functions)</text:p>
      <text:p text:style-name="P1">(types are almost first class values</text:p>
      <text:p text:style-name="P1"/>
      <text:p text:style-name="P1"/>
      <text:p text:style-name="P1"><text:tab/></text:p>
      <text:p text:style-name="P1"/>
      <text:p text:style-name="P1">Implementation</text:p>
      <text:list xml:id="list3152165630979384706" text:style-name="L1">
        <text:list-item>
          <text:p text:style-name="P2">How to get a pure language to run on an impure machine</text:p>
        </text:list-item>
        <text:list-item>
          <text:p text:style-name="P2">Tail call optimization</text:p>
        </text:list-item>
        <text:list-item>
          <text:p text:style-name="P2">Garbage collection</text:p>
          <text:list>
            <text:list-item>
              <text:p text:style-name="P2">Occurs every few operations</text:p>
            </text:list-item>
            <text:list-item>
              <text:p text:style-name="P2">Looks for youngest allocated chunks because these will likely be temporary</text:p>
            </text:list-item>
            <text:list-item>
              <text:p text:style-name="P3">As more garbage collection calls occur, its less likely to throw out older, existing items.</text:p>
            </text:list-item>
            <text:list-item>
              <text:p text:style-name="P3">Mark and sweep?</text:p>
              <text:list>
                <text:list-item>
                  <text:p text:style-name="P4">Marks values that are alive and copies them into a “object space”</text:p>
                </text:list-item>
                <text:list-item>
                  <text:p text:style-name="P4">“Sweeps” or “cleans” the leftover memory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</meta:initial-creator>
    <meta:creation-date>2014-11-24T17:37:19.582701626</meta:creation-date>
    <dc:date>2014-11-24T17:52:57.275648488</dc:date>
    <dc:creator>Kyle </dc:creator>
    <meta:editing-duration>PT3M35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98" meta:character-count="573" meta:non-whitespace-character-count="496"/>
  </office:meta>
</office:document-meta>
</file>